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This is simple ruby server program.</text:p>
      <text:p text:style-name="P1">File description</text:p>
      <text:p text:style-name="P1">1.Server.rb :- This file is having code to setup the TCP server at localhost and at a particular port.</text:p>
      <text:p text:style-name="P1">2.Parser.rb:- This file is having a method to parse the coming HTTP Post request and send the password as array of username and password</text:p>
      <text:p text:style-name="P1">3.File_handling.rb:- This file is having method to read the config file,for user authentication and all.</text:p>
      <text:p text:style-name="P1"/>
      <text:p text:style-name="P1">Working of the server </text:p>
      <text:p text:style-name="P1">start the server by giving the URL as </text:p>
      <text:p text:style-name="P1">localhost:portnumber/filename</text:p>
      <text:p text:style-name="P1"/>
      <text:p text:style-name="P1">By looking at the HTTP request server will send an HTTP response.If the requested file is form we get the data by parsing the HTTP request and check the user data with user.txt file(that is in the server_files folder) accordingly send a HTTP response.(success.html or failure.html)</text:p>
      <text:p text:style-name="P1">If we file is simple get request we will send the asked file if present.</text:p>
      <text:p text:style-name="P1"/>
      <text:p text:style-name="P1">Server is going to look for files in server_files folder so make sure there is a file present before sending a request else server will send the 404 error.</text:p>
      <text:p text:style-name="P1"/>
      <text:p text:style-name="P1">if the file is not found server will send an 404 erro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